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d681" officeooo:paragraph-rsid="000ed681"/>
    </style:style>
    <style:style style:name="P2" style:family="paragraph" style:parent-style-name="Text_20_body" style:list-style-name="L2">
      <style:paragraph-properties fo:margin-top="0cm" fo:margin-bottom="0cm" style:contextual-spacing="false" fo:padding="0.049cm" fo:border="0.06pt solid #d9d9e3"/>
    </style:style>
    <style:style style:name="P3" style:family="paragraph" style:parent-style-name="Text_20_body" style:list-style-name="L2">
      <style:paragraph-properties fo:padding="0.049cm" fo:border="0.06pt solid #d9d9e3"/>
    </style:style>
    <style:style style:name="P4" style:family="paragraph" style:parent-style-name="Text_20_body" style:list-style-name="L3">
      <style:paragraph-properties fo:padding="0.049cm" fo:border="0.06pt solid #d9d9e3"/>
    </style:style>
    <style:style style:name="P5" style:family="paragraph" style:parent-style-name="Text_20_body" style:list-style-name="L4">
      <style:paragraph-properties fo:margin-top="0cm" fo:margin-bottom="0cm" style:contextual-spacing="false" fo:padding="0.049cm" fo:border="0.06pt solid #d9d9e3"/>
    </style:style>
    <style:style style:name="P6" style:family="paragraph" style:parent-style-name="Text_20_body" style:list-style-name="L4">
      <style:paragraph-properties fo:padding="0.049cm" fo:border="0.06pt solid #d9d9e3"/>
    </style:style>
    <style:style style:name="P7" style:family="paragraph" style:parent-style-name="Text_20_body" style:list-style-name="L5">
      <style:paragraph-properties fo:padding="0.049cm" fo:border="0.06pt solid #d9d9e3"/>
    </style:style>
    <style:style style:name="P8" style:family="paragraph" style:parent-style-name="Text_20_body" style:list-style-name="L6">
      <style:paragraph-properties fo:margin-top="0cm" fo:margin-bottom="0cm" style:contextual-spacing="false" fo:padding="0.049cm" fo:border="0.06pt solid #d9d9e3"/>
    </style:style>
    <style:style style:name="P9" style:family="paragraph" style:parent-style-name="Text_20_body" style:list-style-name="L6">
      <style:paragraph-properties fo:padding="0.049cm" fo:border="0.06pt solid #d9d9e3"/>
    </style:style>
    <style:style style:name="P10" style:family="paragraph" style:parent-style-name="Text_20_body">
      <style:text-properties officeooo:rsid="000ed681" officeooo:paragraph-rsid="000ed681"/>
    </style:style>
    <style:style style:name="P11" style:family="paragraph" style:parent-style-name="Text_20_body" style:list-style-name="L8">
      <style:paragraph-properties fo:margin-top="0cm" fo:margin-bottom="0cm" style:contextual-spacing="false" fo:padding="0.049cm" fo:border="0.06pt solid #d9d9e3"/>
    </style:style>
    <style:style style:name="P12" style:family="paragraph" style:parent-style-name="Text_20_body" style:list-style-name="L8">
      <style:paragraph-properties fo:padding="0.049cm" fo:border="0.06pt solid #d9d9e3"/>
    </style:style>
    <style:style style:name="P13" style:family="paragraph" style:parent-style-name="Text_20_body" style:list-style-name="L9">
      <style:paragraph-properties fo:padding="0.049cm" fo:border="0.06pt solid #d9d9e3"/>
    </style:style>
    <style:style style:name="P14" style:family="paragraph" style:parent-style-name="Text_20_body" style:list-style-name="L10">
      <style:paragraph-properties fo:margin-top="0cm" fo:margin-bottom="0cm" style:contextual-spacing="false" fo:padding="0.049cm" fo:border="0.06pt solid #d9d9e3"/>
    </style:style>
    <style:style style:name="P15" style:family="paragraph" style:parent-style-name="Text_20_body" style:list-style-name="L10">
      <style:paragraph-properties fo:padding="0.049cm" fo:border="0.06pt solid #d9d9e3"/>
    </style:style>
    <style:style style:name="P16" style:family="paragraph" style:parent-style-name="Text_20_body" style:list-style-name="L11">
      <style:paragraph-properties fo:padding="0.049cm" fo:border="0.06pt solid #d9d9e3"/>
    </style:style>
    <style:style style:name="P17" style:family="paragraph" style:parent-style-name="Text_20_body" style:list-style-name="L12">
      <style:paragraph-properties fo:margin-top="0cm" fo:margin-bottom="0cm" style:contextual-spacing="false" fo:padding="0.049cm" fo:border="0.06pt solid #d9d9e3"/>
    </style:style>
    <style:style style:name="P18" style:family="paragraph" style:parent-style-name="Text_20_body" style:list-style-name="L12">
      <style:paragraph-properties fo:padding="0.049cm" fo:border="0.06pt solid #d9d9e3"/>
    </style:style>
    <style:style style:name="P19" style:family="paragraph" style:parent-style-name="Text_20_body">
      <style:paragraph-properties fo:padding="0.049cm" fo:border="0.06pt solid #d9d9e3"/>
    </style:style>
    <style:style style:name="T1" style:family="text">
      <style:text-properties officeooo:rsid="000ed68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stract</text:p>
      <text:p text:style-name="P1"/>
      <text:p text:style-name="P10">Introduction</text:p>
      <text:list text:style-name="L2">
        <text:list-item>
          <text:p text:style-name="P2">Overview of the research problem and motivation for the study</text:p>
        </text:list-item>
        <text:list-item>
          <text:p text:style-name="P2">Background on the importance of university student portals and social media platforms in modern society</text:p>
        </text:list-item>
        <text:list-item>
          <text:p text:style-name="P3">Research questions and objectives</text:p>
        </text:list-item>
      </text:list>
      <text:list text:style-name="L3">
        <text:list-item>
          <text:p text:style-name="P4">Literature Review</text:p>
        </text:list-item>
      </text:list>
      <text:list text:style-name="L4">
        <text:list-item>
          <text:p text:style-name="P5">Overview of existing research on university student portals and social media platforms</text:p>
        </text:list-item>
        <text:list-item>
          <text:p text:style-name="P5">Review of relevant theories and concepts related to user experience and interface design</text:p>
        </text:list-item>
        <text:list-item>
          <text:p text:style-name="P6">Critical analysis of the strengths and weaknesses of existing research</text:p>
        </text:list-item>
      </text:list>
      <text:list text:style-name="L5">
        <text:list-item>
          <text:p text:style-name="P7">Methodology</text:p>
        </text:list-item>
      </text:list>
      <text:list text:style-name="L6">
        <text:list-item>
          <text:p text:style-name="P8">Description of the research design and methods used in the study</text:p>
        </text:list-item>
        <text:list-item>
          <text:p text:style-name="P8">Explanation of the sampling strategy and data collection techniques</text:p>
        </text:list-item>
        <text:list-item>
          <text:p text:style-name="P9">Overview of the data analysis methods used</text:p>
        </text:list-item>
      </text:list>
      <text:p text:style-name="P1"/>
      <text:p text:style-name="P1"/>
      <text:p text:style-name="P1">artefact</text:p>
      <text:p text:style-name="P1">- explanation</text:p>
      <text:p text:style-name="P1">- features</text:p>
      <text:p text:style-name="P1"/>
      <text:p text:style-name="P1">artefact development</text:p>
      <text:p text:style-name="P1">- testing</text:p>
      <text:p text:style-name="P1">- technologies used</text:p>
      <text:p text:style-name="P1">- refactors</text:p>
      <text:p text:style-name="P1"/>
      <text:p text:style-name="P1"/>
      <text:p text:style-name="P10">Results</text:p>
      <text:list text:style-name="L8">
        <text:list-item>
          <text:p text:style-name="P11">Presentation and analysis of the data collected</text:p>
        </text:list-item>
        <text:list-item>
          <text:p text:style-name="P11">Discussion of the findings in relation to the research questions and objectives</text:p>
        </text:list-item>
        <text:list-item>
          <text:p text:style-name="P12">Comparison of the results to existing research</text:p>
        </text:list-item>
      </text:list>
      <text:list text:style-name="L9">
        <text:list-item>
          <text:p text:style-name="P13">Discussion</text:p>
        </text:list-item>
      </text:list>
      <text:list text:style-name="L10">
        <text:list-item>
          <text:p text:style-name="P14">Interpretation of the results in light of the research questions and objectives</text:p>
        </text:list-item>
        <text:list-item>
          <text:p text:style-name="P14">Evaluation of the strengths and limitations of the study</text:p>
        </text:list-item>
        <text:list-item>
          <text:p text:style-name="P15">Discussion of the implications of the results for university student portal and social media platform design and development</text:p>
        </text:list-item>
      </text:list>
      <text:p text:style-name="P19"><text:span text:style-name="T1">6. </text:span>limitations</text:p>
      <text:p text:style-name="P19"/>
      <text:p text:style-name="P19"><text:span text:style-name="T1">7. </text:span>future work</text:p>
      <text:list text:style-name="L11">
        <text:list-header>
          <text:p text:style-name="P16"><text:span text:style-name="T1">8. </text:span>Conclusion</text:p>
        </text:list-header>
      </text:list>
      <text:list text:style-name="L12">
        <text:list-item>
          <text:p text:style-name="P17"><text:soft-page-break/>Summary of the key findings of the study</text:p>
        </text:list-item>
        <text:list-item>
          <text:p text:style-name="P17">Recommendations for future research in the area</text:p>
        </text:list-item>
        <text:list-item>
          <text:p text:style-name="P18">Final thoughts on the importance of user experience and interface design in university student portals and social media platforms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02:39:10.161451442</meta:creation-date>
    <dc:date>2023-03-25T03:33:00.853611601</dc:date>
    <meta:editing-duration>PT53M50S</meta:editing-duration>
    <meta:editing-cycles>1</meta:editing-cycles>
    <meta:document-statistic meta:table-count="0" meta:image-count="0" meta:object-count="0" meta:page-count="2" meta:paragraph-count="34" meta:word-count="239" meta:character-count="1481" meta:non-whitespace-character-count="1297"/>
    <meta:generator>LibreOffice/7.4.4.2$Linux_X86_64 LibreOffice_project/40$Build-2</meta:generator>
  </office:meta>
</office:document-meta>
</file>